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List" style:list-style-name="L1"/>
    <style:style style:name="P3" style:family="paragraph" style:parent-style-name="List" style:list-style-name="L1">
      <style:paragraph-properties>
        <style:tab-stops>
          <style:tab-stop style:position="0.383cm"/>
        </style:tab-stops>
      </style:paragraph-properties>
    </style:style>
    <style:style style:name="P4" style:family="paragraph" style:parent-style-name="List" style:list-style-name="L1">
      <style:paragraph-properties fo:margin-left="0.058cm" fo:margin-right="0cm" fo:text-indent="0cm" style:auto-text-indent="false">
        <style:tab-stops>
          <style:tab-stop style:position="0.383cm"/>
        </style:tab-stops>
      </style:paragraph-properties>
    </style:style>
    <style:style style:name="P5" style:family="paragraph" style:parent-style-name="List" style:list-style-name="L1">
      <style:paragraph-properties fo:margin-left="0.058cm" fo:margin-right="0cm" fo:text-indent="0cm" style:auto-text-indent="false">
        <style:tab-stops>
          <style:tab-stop style:position="0.383cm"/>
        </style:tab-stops>
      </style:paragraph-properties>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 presentation (10%)</text:p>
      <text:p text:style-name="Standard">You will have 20 minutes to present your work followed by 5 minutes for questions.</text:p>
      <text:p text:style-name="Standard"/>
      <text:p text:style-name="Standard"><text:span text:style-name="T1">Outline:</text:span> </text:p>
      <text:p text:style-name="Standard">Our presentation will follow the same format as our final report. <text:s/>The scope will obviously be less detailed than our final report, but will encompass in detail the important points. <text:s/>Think of it just like our paper presentations we gave during the term.</text:p>
      <text:p text:style-name="Standard"/>
      <text:p text:style-name="Standard">Here are the broad topics we need to cover:</text:p>
      <text:list xml:id="list1950589320" text:style-name="L1">
        <text:list-item>
          <text:h text:style-name="P4" text:outline-level="1"><text:span text:style-name="T1">Introduction:</text:span> describe the problem and your approach</text:h>
        </text:list-item>
        <text:list-item>
          <text:h text:style-name="P4" text:outline-level="1"/>
        </text:list-item>
        <text:list-item>
          <text:h text:style-name="P4" text:outline-level="1"><text:span text:style-name="T1">Evaluation:</text:span> describe your experiments</text:h>
        </text:list-item>
        <text:list-item>
          <text:h text:style-name="P4" text:outline-level="1"><text:span text:style-name="T1">Related work:</text:span> compare your work to previous research efforts</text:h>
        </text:list-item>
        <text:list-item>
          <text:h text:style-name="P3" text:outline-level="1">The CleanOS paper we read in class is our primary competition. <text:s/>We should describe in detail the major mechanism of their approach (encrypt pages of Dalvik VM applications ONLY, leave the encrypted data on the device, and evict the key to the cloud)</text:h>
        </text:list-item>
        <text:list-item>
          <text:h text:style-name="P3" text:outline-level="1">Describe briefly what is good about their approach (not too much focus here, since the goal is to differentiate us as being better than them). <text:s/>Describe what is similar in their approach to ours (the good parts).</text:h>
          <text:list>
            <text:list-item>
              <text:h text:style-name="P3" text:outline-level="1">Encrypted data is left on the device (no delay for downloading from a safe remote host)</text:h>
            </text:list-item>
            <text:list-item>
              <text:h text:style-name="P3" text:outline-level="1">The key is inaccessible by a malicious individual who has stolen your phone</text:h>
            </text:list-item>
          </text:list>
        </text:list-item>
        <text:list-item>
          <text:h text:style-name="P3" text:outline-level="1">Differentiate ourselves from them as to why our approach is better:</text:h>
          <text:list>
            <text:list-item>
              <text:h text:style-name="P3" text:outline-level="1">In our approach, the key is left on the device accessible only in a special register accessed by the operating system and not user level applications (we should try to find a citation supporting this, and why it's hard to extract). <text:s/>The key is more readily accessible when pages need to be decrypted, and does not incur the latency of a network request. <text:s/>In particular, CleanOS will incur unpredicatble pauses during a memory read on an encrypted value when the application is running due to network requests for obtaining keys from the cloud (the application doesn't even have a means for knowing when the pauses are going to happen to prevent them or do something else in the meantime). <text:s/>Summarize the impact of the performance degradation using the worst statistic from the CleanOS paper.</text:h>
            </text:list-item>
            <text:list-item>
              <text:h text:style-name="P3" text:outline-level="1">CleanOS only encrypts data (memory) which is managed by the Dalvik virtual machine, and does not account for data that is unencrypted in other parts of the operating system. <text:s/>This includes data buffers (e.g. for writing to a file, inside device drivers from reading from sensors).</text:h>
              <text:list>
                <text:list-item>
                  <text:h text:style-name="P3" text:outline-level="1">I looked up papers that cite CleanOS (this is a good way to find: related papers to cite, and other ways why CleanOS is bad that we didn't think of)</text:h>
                </text:list-item>
                <text:list-item>
                  <text:h text:style-name="P3" text:outline-level="1">Example:</text:h>
                  <text:list>
                    <text:list-item>
                      <text:h text:style-name="P2" text:outline-level="1">Eternal sunshine of the spotless machine: Protecting privacy with ephemeral channels<text:line-break/><text:a xlink:type="simple" xlink:href="https://www.usenix.org/system/files/conference/osdi12/osdi12-final-100.pdf">https://www.usenix.org/system/files/conference/osdi12/osdi12-final-100.pdf</text:a></text:h>
                    </text:list-item>
                    <text:list-item>
                      <text:h text:style-name="P3" text:outline-level="1"><text:soft-page-break/>This paper (from my brief glance) provides a detailed analysis of unencrypted data residing in the operating system. <text:s/><text:span text:style-name="T1">We should cite these results throughout our report to support the importance of our approach, and to tear down other work.</text:span></text:h>
                    </text:list-item>
                  </text:list>
                </text:list-item>
              </text:list>
            </text:list-item>
          </text:list>
        </text:list-item>
        <text:list-item>
          <text:h text:style-name="P3" text:outline-level="1">Next, we need to explain why the mechanism is insufficient. <text:s/>This will cover all the discussion questions we had in class:</text:h>
          <text:list>
            <text:list-item>
              <text:h text:style-name="P3" text:outline-level="1"/>
            </text:list-item>
            <text:list-item>
              <text:h text:style-name="P3" text:outline-level="1"/>
            </text:list-item>
          </text:list>
        </text:list-item>
        <text:list-item>
          <text:h text:style-name="P4" text:outline-level="1"><text:span text:style-name="T1">Conclusions:</text:span> what have we achieved (what's the value/contribution in what we've done)</text:h>
        </text:list-item>
        <text:list-item>
          <text:h text:style-name="P4" text:outline-level="1"><text:span text:style-name="T1">Future work:</text:span> if we had more time, what would we look at next</text:h>
        </text:list-item>
      </text:list>
      <text:p text:style-name="Standard"/>
      <text:p text:style-name="P1">Final report (40%)</text:p>
      <text:p text:style-name="Standard">Describe your project results in 5 pages following standard conference proceedings format (single space, double column, 10pt font). The paper should include at least the following sections: an introduction describing the problem and your approach; an evaluation section detailing your experiments; a related work section comparing your work to previous research efforts; and a conclusions and future work s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default-outline-level="1" style:list-style-name="" style:class="list" style:master-page-name="">
      <style:paragraph-properties style:page-number="auto">
        <style:tab-stops/>
      </style:paragraph-properties>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11-18T12:05:44</meta:creation-date>
    <dc:date>2013-11-18T12:41:58</dc:date>
    <dc:creator>James </dc:creator>
    <meta:editing-duration>PT33M40S</meta:editing-duration>
    <meta:editing-cycles>54</meta:editing-cycles>
    <meta:generator>LibreOffice/3.5$Linux_X86_64 LibreOffice_project/350m1$Build-2</meta:generator>
    <meta:document-statistic meta:table-count="0" meta:image-count="0" meta:object-count="0" meta:page-count="2" meta:paragraph-count="24" meta:word-count="598" meta:character-count="3593" meta:non-whitespace-character-count="3024"/>
  </office:meta>
</office:document-meta>
</file>